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1.901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2.17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92b9" officeooo:paragraph-rsid="001892b9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892b9" officeooo:paragraph-rsid="001892b9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1c9758" officeooo:paragraph-rsid="001c9758"/>
    </style:style>
    <style:style style:name="T1" style:family="text">
      <style:text-properties officeooo:rsid="001892b9"/>
    </style:style>
    <style:style style:name="T2" style:family="text">
      <style:text-properties officeooo:rsid="001d2a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a D‘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Artist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dell’artista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4">2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Cognome</text:p>
          </table:table-cell>
          <table:table-cell table:style-name="Table2.A1" office:value-type="string">
            <text:p text:style-name="P2">Cognome dell’artista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4">2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2">Data di nascita Artista</text:p>
          </table:table-cell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">gg/mm/<text:span text:style-name="T2">aaaa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6">N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Data_Morte</text:p>
          </table:table-cell>
          <table:table-cell table:style-name="Table2.A1" office:value-type="string">
            <text:p text:style-name="P2">Data morte artista</text:p>
          </table:table-cell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">gg/mm/<text:span text:style-name="T2">aaaa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6">N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O/L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ext:soft-page-break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2-13T17:25:41.706037116</dc:date>
    <meta:editing-duration>PT15M8S</meta:editing-duration>
    <meta:editing-cycles>4</meta:editing-cycles>
    <meta:document-statistic meta:table-count="2" meta:image-count="0" meta:object-count="0" meta:page-count="2" meta:paragraph-count="58" meta:word-count="75" meta:character-count="453" meta:non-whitespace-character-count="436"/>
  </office:meta>
</office:document-meta>
</file>